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list-style-name="WW8Num1"/>
    <style:style style:name="P3" style:family="paragraph" style:parent-style-name="Standard" style:master-page-name="Standard">
      <style:paragraph-properties style:page-number="auto"/>
      <style:text-properties fo:font-weight="bold" style:font-weight-asian="bold"/>
    </style:style>
    <style:style style:name="T1" style:family="text">
      <style:text-properties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olagsordning för Företaget AB</text:p>
      <text:p text:style-name="P1">Organisationsnummer 999797-9999</text:p>
      <text:p text:style-name="Standard"/>
      <text:p text:style-name="Standard"/>
      <text:p text:style-name="P1">§ 1 Bolagets firma</text:p>
      <text:p text:style-name="Standard">Bolagets firma är Företaget AB.</text:p>
      <text:p text:style-name="Standard"/>
      <text:p text:style-name="P1">§ 2 Säte</text:p>
      <text:p text:style-name="Standard">Styrelsen skall ha sitt säte i Storstadens kommun</text:p>
      <text:p text:style-name="P1"/>
      <text:p text:style-name="P1">§ 3 Verksamhet</text:p>
      <text:p text:style-name="Standard">Föremålet för bolagets verksamhet är att bedriva konsultverksamhet inom städning, tjänster över en kopp kaffe, försäljning av svamp och förvaltning av värdepapper och fastigheter samt därmed förenlig verksamhet.</text:p>
      <text:p text:style-name="Standard"/>
      <text:p text:style-name="P1">§ 4 Aktiekapital</text:p>
      <text:p text:style-name="Standard">Aktiekapitalet skall vara lägst etthundratusen (100.000) kronor och högst fyrahundratusen (400.000) kronor. Antalet aktier skall vara lägst 1000 och högst 4000. Aktier av två slag får ges ut, serie A och serie B. Aktier av serie A får ges ut till ett antal av högst 2.000 och aktier av serie B till ett antal av högst 2.000. En aktie av aktieslaget A ger rätt till 10 röster och en aktie av aktieslaget B ger rätt till 1 röst vid beslut på stämma.</text:p>
      <text:p text:style-name="Standard"/>
      <text:p text:style-name="P1">§ 5 Aktieägares rätt vid ökning av aktiekapitalet</text:p>
      <text:p text:style-name="Standard">Beslutar bolaget att genom kontantemission eller kvittningsemission ge ut nya aktier av två slag, serie A och serie B, skall ägare av aktier av serie A och serie B, ha företrädesrätt att teckna nya aktier av samma aktieslag i förhållande till det antal aktier som de förut äger (primär företrädesrätt). Aktier som inte tecknas med primär företrädesrätt, skall erbjudas samtliga aktieägare (subsidiär företrädesrätt). Om inte hela antalet aktier som tecknas på grund av den subsidiära företrädesrätten kan ges ut, skall aktierna fördelas mellan tecknarna i förhållande till det antal aktier som de förut äger och, i den mån detta inte kan ske, genom lottning. </text:p>
      <text:p text:style-name="Standard"/>
      <text:p text:style-name="Standard">Beslutar bolaget att genom kontantemission eller kvittningsemission ge ut aktier av endast ett aktieslag, skall samtliga aktieägare, oavsett aktieslag, ha företrädesrätt att teckna nya aktier i förhållande till det antal aktier som de förut äger.</text:p>
      <text:p text:style-name="Standard"/>
      <text:p text:style-name="Standard">Beslutar bolaget att genom kontantemission eller kvittningsemission ge ut teckningsoptioner eller konvertibler har aktieägarna företrädesrätt att teckna teckningsoptioner som om emissionen gällde de aktier som kan komma att nytecknas på grund av optionsrätten respektive företrädesrätt att teckna konvertibler som om emissionen gällde de aktier som konvertiblerna kan komma att bytas ut mot.</text:p>
      <text:p text:style-name="Standard"/>
      <text:p text:style-name="Standard">Vad som ovan sagts skall inte innebära någon inskränkning i möjligheterna att fatta beslut om kontantemission eller kvittningsemission med avvikelse från aktieägarnas företrädesrätt.</text:p>
      <text:p text:style-name="Standard"/>
      <text:p text:style-name="Standard">Vid ökning av aktiekapitalet genom fondemission skall nya aktier emitteras av varje aktieslag i förhållande till det antal aktier av samma slag som finns sedan tidigare. Därvid skall gamla aktier av visst aktieslag ge rätt till nya aktier av samma aktieslag. Vad som nu sagts skall inte innebära någon inskränkning i möjligheten att genom fondemission, efter erforderlig ändring av bolagsordningen, ge ut aktier av nytt slag.<text:line-break/><text:soft-page-break/><text:span text:style-name="T1"><text:line-break/>§ 6 Styrelse</text:span></text:p>
      <text:p text:style-name="Standard">Styrelsen ska bestå av lägst en och högst nio styrelseledamöter med högst fem suppleanter. Består styrelsen av en eller två ledamöter skall minst en suppleant utses.</text:p>
      <text:p text:style-name="Standard"/>
      <text:p text:style-name="Standard">Styrelsen väljs årligen på ordinarie årsstämma för tiden intill slutet av nästa ordinarie årsstämma.</text:p>
      <text:p text:style-name="Standard"/>
      <text:p text:style-name="P1">§ 7 Revisor</text:p>
      <text:p text:style-name="Standard">För granskning av bolagets årsredovisning samt styrelsens och verkställande direktörens förvaltning ska lägst en och högst två revisorer utses.</text:p>
      <text:p text:style-name="Standard"/>
      <text:p text:style-name="P1">§ 8 Kallelse till årsstämma</text:p>
      <text:p text:style-name="Standard">Kallelse till årsstämma ska ske genom brev till aktieägarna tidigast sex veckor och senast två veckor före bolagsstämman.</text:p>
      <text:p text:style-name="Standard"/>
      <text:p text:style-name="P1">§ 9 Aktieägares rätt att delta i årsstämma</text:p>
      <text:p text:style-name="Standard">Rätten att delta i årsstämma tillkommer aktieägare som på dagen för årsstämman är införd i aktieboken.</text:p>
      <text:p text:style-name="P1"/>
      <text:p text:style-name="P1">§ 10 Årsstämma</text:p>
      <text:p text:style-name="Standard">På årsstämma skall följande ärenden förekomma till behandling:</text:p>
      <text:p text:style-name="Standard"/>
      <text:list xml:id="list376177338" text:style-name="WW8Num1">
        <text:list-item>
          <text:p text:style-name="P2">Val av ordförande vid stämman</text:p>
        </text:list-item>
        <text:list-item>
          <text:p text:style-name="P2">Upprättande och godkännande av röstlängd</text:p>
        </text:list-item>
        <text:list-item>
          <text:p text:style-name="P2">Val av en eller flera justeringsmän</text:p>
        </text:list-item>
        <text:list-item>
          <text:p text:style-name="P2">Prövning om stämman blivit behörigen sammankallad</text:p>
        </text:list-item>
        <text:list-item>
          <text:p text:style-name="P2">Godkänna förslag till dagordning</text:p>
        </text:list-item>
        <text:list-item>
          <text:p text:style-name="P2">Framläggande av årsredovisning och revisionsberättelse samt i förekommande fall koncernredovisning och koncernrevisionsberättelse</text:p>
        </text:list-item>
        <text:list-item>
          <text:p text:style-name="P2">Beslut angående:<text:line-break/>a. fastställelse av resultaträkning och balansräkning samt i förekommande fall koncernresultaträkning och koncernbalansräkning<text:line-break/>b. dispositioner beträffande bolagets vinst eller förlust enligt den fastställda balansräkningen samt i förekommande fall den fastställda koncernbalansräkningen<text:line-break/>c. ansvarsfrihet åt styrelsens ledamöter och verkställande direktören, när sådan finns</text:p>
        </text:list-item>
        <text:list-item>
          <text:p text:style-name="P2">Fastställande av arvoden åt styrelse och revisor</text:p>
        </text:list-item>
        <text:list-item>
          <text:p text:style-name="P2">Val av:<text:line-break/>a. styrelse och eventuella styrelsesuppleanter<text:line-break/>b. revisorer och eventuella revisorssuppleanter när så skall ske</text:p>
        </text:list-item>
        <text:list-item>
          <text:p text:style-name="P2">Annat ärende, som ankommer på årsstämman enligt aktiebolagslagen</text:p>
        </text:list-item>
      </text:list>
      <text:p text:style-name="Standard"/>
      <text:p text:style-name="P1">§ 11 Räkenskapsår</text:p>
      <text:p text:style-name="Standard">Bolagets räkenskapsår skall omfatta perioden 1/1 -31/12</text:p>
      <text:p text:style-name="P1"/>
      <text:p text:style-name="P1">§ 12 Hembud</text:p>
      <text:p text:style-name="Standard"><text:soft-page-break/>Har aktie övergått till annan, ska aktien genast hembjudas övriga aktieägare genom skriftlig anmälan hos bolagets styrelse. Åtkomsten av aktien ska då strykas samt, då aktien övergått genom köp, uppgift lämnas om den betingade köpeskillingen.</text:p>
      <text:p text:style-name="Standard"/>
      <text:p text:style-name="Standard">När anmälan gjorts om aktiens övergång, ska styrelsen genast skriftligen meddela detta till varje lösningsberättigad, vars postadress är införd i aktieboken eller annars känd för bolaget.</text:p>
      <text:p text:style-name="Standard">Lösningsberättigad ska anmodas att, om denne önskar begagna sig av lösningsrätten, skriftligen framställa lösningsanspråk hos bolaget inom två månader, räknat från anmälan till styrelsen om aktiens övergång. Anmäler sig flera lösningsberättigade, ska företrädesrätten dem emellan bestämmas genom lottning, verkställd av notarius publicus. Om flera aktier utbjudits samtidigt ska dock aktierna först, så långt det är möjligt, jämnt fördelas bland dem, som framställt lösningsanspråk.</text:p>
      <text:p text:style-name="Standard"/>
      <text:p text:style-name="Standard">Har aktien övergått genom köp, ska lösenbeloppet utgöras av köpeskillingen.</text:p>
      <text:p text:style-name="Standard"/>
      <text:p text:style-name="Standard">I andra fall än som anges ovan, eller om enighet om lösenbeloppets storlek inte kan uppnås, ska det bestämmas av allmän domstol.</text:p>
      <text:p text:style-name="Standard"/>
      <text:p text:style-name="Standard">Lösenbeloppet ska betalas inom trettio dagar från den tidpunkt, då lösenbeloppet bestämts.</text:p>
      <text:p text:style-name="Standard"/>
      <text:p text:style-name="Standard">Om inte någon lösningsberättigad framställer lösningsanspråk inom stadgad tid eller lösen inte erläggs inom föreskriven tid, har den som gjort hembudet, rätt att bli registrerad för aktien.</text:p>
      <text:p text:style-name="Standard"/>
      <text:p text:style-name="Standard">Den här bolagsordningen är antagen på extra bolagsstämma XXXX-XX-X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sv" fo:country="S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sv" fo:country="S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tandardstycketeckensnit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937cm" fo:text-indent="-2.302cm" fo:margin-left="2.93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olagsordning för Pixcom i Sverige AB</dc:title>
    <meta:initial-creator>Fredde</meta:initial-creator>
    <meta:creation-date>2005-12-28T14:35:00</meta:creation-date>
    <dc:creator>Fredde</dc:creator>
    <dc:date>2008-09-20T09:36:00</dc:date>
    <meta:editing-cycles>5</meta:editing-cycles>
    <meta:editing-duration>PT2H30M</meta:editing-duration>
    <meta:document-statistic meta:table-count="0" meta:image-count="0" meta:object-count="0" meta:page-count="3" meta:paragraph-count="47" meta:word-count="893" meta:character-count="5173" meta:non-whitespace-character-count="5271"/>
    <meta:generator>LibreOffice/3.5$Linux_X86_64 LibreOffice_project/350m1$Build-2</meta:generator>
    <meta:user-defined meta:name="Information 1"/>
    <meta:user-defined meta:name="Information 2"/>
    <meta:user-defined meta:name="Information 3"/>
    <meta:user-defined meta:name="Information 4"/>
  </office:meta>
</office:document-meta>
</file>